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468cm" fo:min-width="1.21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LangeStriche" svg:stroke-width="0.05cm" svg:stroke-color="#000000" draw:fill="none" draw:fill-color="#ffffff" draw:textarea-horizontal-align="left" draw:auto-grow-height="true" draw:auto-grow-width="true" fo:min-height="1.425cm" fo:min-width="0.549cm"/>
    </style:style>
    <style:style style:name="gr5" style:family="graphic" style:parent-style-name="objectwithoutfill">
      <style:graphic-properties draw:stroke="solid" draw:stroke-dash="LangeStriche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LangeStriche" svg:stroke-width="0.05cm" svg:stroke-color="#000000" draw:fill="none" draw:textarea-horizontal-align="justify" draw:textarea-vertical-align="middle" draw:auto-grow-height="false" fo:min-height="15.2cm" fo:min-width="12.5cm" fo:padding-top="0.15cm" fo:padding-bottom="0.15cm" fo:padding-left="0.275cm" fo:padding-right="0.275cm"/>
    </style:style>
    <style:style style:name="gr7" style:family="graphic" style:parent-style-name="standard" style:list-style-name="L1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8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10" style:family="graphic" style:parent-style-name="standard">
      <style:graphic-properties draw:stroke="none" draw:stroke-dash="LangeStriche" svg:stroke-width="0.05cm" svg:stroke-color="#000000" draw:fill="none" draw:fill-color="#ffffff" draw:textarea-horizontal-align="left" draw:auto-grow-height="true" draw:auto-grow-width="true" fo:min-height="1.425cm" fo:min-width="1.148cm"/>
    </style:style>
    <style:style style:name="gr11" style:family="graphic" style:parent-style-name="standard">
      <style:graphic-properties draw:stroke="dash" draw:stroke-dash="LangeStriche" svg:stroke-width="0.05cm" svg:stroke-color="#000000" draw:fill="none" draw:textarea-horizontal-align="justify" draw:textarea-vertical-align="middle" draw:auto-grow-height="false" fo:min-height="15.2cm" fo:min-width="7.45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LangeStriche" svg:stroke-width="0.05cm" svg:stroke-color="#000000" draw:fill="none" draw:textarea-horizontal-align="justify" draw:textarea-vertical-align="middle" draw:auto-grow-height="false" fo:min-height="15.2cm" fo:min-width="4cm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LangeStriche" svg:stroke-width="0.05cm" svg:stroke-color="#000000" draw:marker-start-width="0.275cm" draw:marker-end-width="0.275cm" draw:fill="none" draw:fill-color="#cccccc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14" style:family="graphic" style:parent-style-name="standard">
      <style:graphic-properties draw:stroke="none" draw:stroke-dash="LangeStriche" svg:stroke-color="#000000" draw:fill="none" draw:fill-color="#ffffff" draw:textarea-horizontal-align="left" draw:auto-grow-height="true" draw:auto-grow-width="false" fo:min-height="1.25cm" fo:min-width="2.98cm"/>
    </style:style>
    <style:style style:name="gr15" style:family="graphic" style:parent-style-name="standard">
      <style:graphic-properties draw:stroke="none" draw:stroke-dash="LangeStriche" svg:stroke-width="0.05cm" svg:stroke-color="#000000" draw:fill="none" draw:fill-color="#ffffff" draw:textarea-horizontal-align="left" draw:auto-grow-height="true" draw:auto-grow-width="true" fo:min-height="1.425cm" fo:min-width="1.873cm"/>
    </style:style>
    <style:style style:name="gr16" style:family="graphic" style:parent-style-name="standard">
      <style:graphic-properties draw:stroke="none" draw:stroke-dash="LangeStriche" svg:stroke-width="0.05cm" svg:stroke-color="#000000" draw:fill="none" draw:fill-color="#ffffff" draw:textarea-horizontal-align="left" draw:auto-grow-height="true" draw:auto-grow-width="true" fo:min-height="1.425cm" fo:min-width="3.278cm"/>
    </style:style>
    <style:style style:name="gr17" style:family="graphic" style:parent-style-name="standard" style:list-style-name="L1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18" style:family="graphic" style:parent-style-name="standard">
      <style:graphic-properties draw:stroke="none" draw:stroke-dash="LangeStriche" svg:stroke-color="#000000" draw:fill="none" draw:fill-color="#ffffff" draw:textarea-horizontal-align="left" draw:auto-grow-height="true" draw:auto-grow-width="false" fo:min-height="2.833cm" fo:min-width="2.98cm"/>
    </style:style>
    <style:style style:name="gr19" style:family="graphic" style:parent-style-name="standard">
      <style:graphic-properties draw:stroke="none" draw:stroke-dash="LangeStriche" svg:stroke-width="0.05cm" svg:stroke-color="#000000" draw:fill="none" draw:fill-color="#ffffff" draw:textarea-horizontal-align="left" draw:auto-grow-height="true" draw:auto-grow-width="true" fo:min-height="1.425cm" fo:min-width="3.245cm"/>
    </style:style>
    <style:style style:name="gr20" style:family="graphic" style:parent-style-name="standard" style:list-style-name="L1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style:font-name="Arial" fo:font-size="18pt" style:letter-kerning="true" style:font-name-asian="SimSun" style:font-size-asian="18pt" style:font-name-complex="Lucida Sans" style:font-size-complex="18pt"/>
    </style:style>
    <style:style style:name="P4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font-name="Arial" fo:font-size="18pt" style:letter-kerning="true" style:font-name-asian="SimSun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2.5cm" svg:height="2.5cm" svg:x="11.053cm" svg:y="0.8cm">
          <text:p text:style-name="P1"><text:span text:style-name="T1">Rend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2.501cm" svg:height="2.5cm" svg:x="14.551cm" svg:y="0.8cm">
          <text:p text:style-name="P1"><text:span text:style-name="T1">Client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" draw:id="id1" draw:layer="layout" svg:width="2.501cm" svg:height="2.5cm" svg:x="14.551cm" svg:y="4.75cm">
          <text:p text:style-name="P1"><text:span text:style-name="T1">Client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5.802cm" svg:y1="4.75cm" svg:x2="15.802cm" svg:y2="3.3cm" draw:start-shape="id1" draw:start-glue-point="4" draw:end-shape="id2" draw:end-glue-point="8" svg:d="m15802 4750v-1450" svg:viewBox="0 0 1 1451">
          <text:p/>
        </draw:connector>
        <draw:connector draw:style-name="gr3" draw:text-style-name="P1" draw:layer="layout" draw:type="line" svg:x1="14.551cm" svg:y1="2.05cm" svg:x2="13.553cm" svg:y2="2.05cm" draw:start-shape="id2" draw:start-glue-point="6" draw:end-shape="id3" draw:end-glue-point="10" svg:d="m14551 2050h-998" svg:viewBox="0 0 999 1">
          <text:p/>
        </draw:connector>
        <draw:connector draw:style-name="gr3" draw:text-style-name="P1" draw:layer="layout" draw:type="line" svg:x1="11.053cm" svg:y1="2.05cm" svg:x2="7.552cm" svg:y2="2.05cm" draw:start-shape="id3" draw:start-glue-point="6" draw:end-shape="id4" draw:end-glue-point="10" svg:d="m11053 2050h-3501" svg:viewBox="0 0 3502 1">
          <text:p/>
        </draw:connector>
        <draw:custom-shape draw:style-name="gr1" draw:text-style-name="P2" xml:id="id5" draw:id="id5" draw:layer="layout" svg:width="2.5cm" svg:height="2.5cm" svg:x="5.002cm" svg:y="4.75cm">
          <text:p text:style-name="P1"><text:span text:style-name="T1">Input</text:span></text:p>
          <text:p text:style-name="P1"><text:span text:style-name="T1">devic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4" draw:id="id4" draw:layer="layout" svg:width="2.501cm" svg:height="2.5cm" svg:x="5.051cm" svg:y="0.8cm">
          <text:p text:style-name="P1"><text:span text:style-name="T1">AV</text:span></text:p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7.502cm" svg:y1="6cm" svg:x2="14.551cm" svg:y2="6cm" draw:start-shape="id5" draw:start-glue-point="10" draw:end-shape="id1" draw:end-glue-point="6" svg:d="m7502 6000h7049" svg:viewBox="0 0 7050 1">
          <text:p/>
        </draw:connector>
        <draw:frame draw:style-name="gr4" draw:text-style-name="P2" xml:id="id6" draw:id="id6" draw:layer="layout" svg:width="2.551cm" svg:height="1.675cm" svg:x="0.201cm" svg:y="3.3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1" draw:layer="layout" draw:type="curve" svg:x1="5.051cm" svg:y1="2.05cm" svg:x2="1.476cm" svg:y2="3.3cm" draw:start-shape="id4" draw:start-glue-point="6" draw:end-shape="id6" draw:end-glue-point="0" svg:d="m5051 2050c-2384 0-3575 416-3575 1250" svg:viewBox="0 0 3576 1251">
          <text:p/>
        </draw:connector>
        <draw:connector draw:style-name="gr5" draw:text-style-name="P1" draw:layer="layout" draw:type="curve" svg:x1="1.476cm" svg:y1="4.975cm" svg:x2="5.002cm" svg:y2="6cm" draw:start-shape="id6" draw:start-glue-point="2" draw:end-shape="id5" draw:end-glue-point="6" svg:d="m1476 4975c0 684 1175 1025 3526 1025" svg:viewBox="0 0 3527 1026">
          <text:p/>
        </draw:connector>
        <draw:custom-shape draw:style-name="gr6" draw:text-style-name="P1" draw:layer="layout" svg:width="14.002cm" svg:height="7.5cm" svg:x="4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5cm" svg:height="2.5cm" svg:x="37.501cm" svg:y="5.25cm">
          <text:p text:style-name="P1"><text:span text:style-name="T1">R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0" draw:id="id10" draw:layer="layout" svg:width="2.501cm" svg:height="2.5cm" svg:x="37.5cm" svg:y="1.25cm">
          <text:p text:style-name="P1"><text:span text:style-name="T2">En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2.5cm" svg:height="2.5cm" svg:x="31.45cm" svg:y="1.25cm">
          <text:p text:style-name="P1"><text:span text:style-name="T1">De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2.501cm" svg:height="2.5cm" svg:x="40.999cm" svg:y="5.25cm">
          <text:p text:style-name="P1"><text:span text:style-name="T1">Client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2.501cm" svg:height="2.5cm" svg:x="40.999cm" svg:y="9.2cm">
          <text:p text:style-name="P1"><text:span text:style-name="T1">Client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3" draw:id="id13" draw:layer="layout" svg:width="2.501cm" svg:height="2.5cm" svg:x="31.449cm" svg:y="13.25cm">
          <text:p text:style-name="P1"><text:span text:style-name="T1">Local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2.25cm" svg:y1="9.2cm" svg:x2="42.25cm" svg:y2="7.75cm" draw:start-shape="id7" draw:start-glue-point="4" draw:end-shape="id8" draw:end-glue-point="8" svg:d="m42250 9200v-1450" svg:viewBox="0 0 1 1451">
          <text:p/>
        </draw:connector>
        <draw:connector draw:style-name="gr3" draw:text-style-name="P1" draw:layer="layout" draw:type="line" svg:x1="40.999cm" svg:y1="6.5cm" svg:x2="40.001cm" svg:y2="6.5cm" draw:start-shape="id8" draw:start-glue-point="6" draw:end-shape="id9" draw:end-glue-point="10" svg:d="m40999 6500h-998" svg:viewBox="0 0 999 1">
          <text:p/>
        </draw:connector>
        <draw:connector draw:style-name="gr3" draw:text-style-name="P1" draw:layer="layout" draw:type="line" svg:x1="38.751cm" svg:y1="5.25cm" svg:x2="38.751cm" svg:y2="3.75cm" draw:start-shape="id9" draw:start-glue-point="4" draw:end-shape="id10" draw:end-glue-point="8" svg:d="m38751 5250v-1500" svg:viewBox="0 0 1 1501">
          <text:p/>
        </draw:connector>
        <draw:connector draw:style-name="gr3" draw:text-style-name="P1" draw:layer="layout" draw:type="line" svg:x1="37.5cm" svg:y1="2.5cm" svg:x2="33.95cm" svg:y2="2.5cm" draw:start-shape="id10" draw:start-glue-point="6" draw:end-shape="id11" draw:end-glue-point="10" svg:d="m37500 2500h-3550" svg:viewBox="0 0 3551 1">
          <text:p/>
        </draw:connector>
        <draw:custom-shape draw:style-name="gr1" draw:text-style-name="P2" xml:id="id12" draw:id="id12" draw:layer="layout" svg:width="2.5cm" svg:height="2.5cm" svg:x="31.45cm" svg:y="9.2cm">
          <text:p text:style-name="P1"><text:span text:style-name="T1">Input</text:span></text:p>
          <text:p text:style-name="P1"><text:span text:style-name="T1">de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2.501cm" svg:height="2.5cm" svg:x="31.499cm" svg:y="5.25cm">
          <text:p text:style-name="P1"><text:span text:style-name="T1">AV</text:span></text:p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2.7cm" svg:y1="11.7cm" svg:x2="32.7cm" svg:y2="13.25cm" draw:start-shape="id12" draw:start-glue-point="8" draw:end-shape="id13" draw:end-glue-point="4" svg:d="m32700 11700v1550" svg:viewBox="0 0 1 1551">
          <text:p/>
        </draw:connector>
        <draw:frame draw:style-name="gr10" draw:text-style-name="P2" xml:id="id15" draw:id="id15" draw:layer="layout" svg:width="2.551cm" svg:height="1.675cm" svg:x="26.649cm" svg:y="7.75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1" draw:layer="layout" draw:type="curve" svg:x1="31.499cm" svg:y1="6.5cm" svg:x2="27.924cm" svg:y2="7.75cm" draw:start-shape="id14" draw:start-glue-point="6" draw:end-shape="id15" draw:end-glue-point="0" svg:d="m31499 6500c-2384 0-3575 416-3575 1250" svg:viewBox="0 0 3576 1251">
          <text:p/>
        </draw:connector>
        <draw:connector draw:style-name="gr5" draw:text-style-name="P1" draw:layer="layout" draw:type="curve" svg:x1="27.924cm" svg:y1="9.425cm" svg:x2="31.45cm" svg:y2="10.45cm" draw:start-shape="id15" draw:start-glue-point="2" draw:end-shape="id12" draw:end-glue-point="6" svg:d="m27924 9425c0 684 1175 1025 3526 1025" svg:viewBox="0 0 3527 1026">
          <text:p/>
        </draw:connector>
        <draw:custom-shape draw:style-name="gr11" draw:text-style-name="P1" draw:layer="layout" svg:width="8cm" svg:height="15.5cm" svg:x="36.45cm" svg:y="0.75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33.95cm" svg:y1="14.5cm" svg:x2="42.25cm" svg:y2="11.7cm" draw:start-shape="id13" draw:start-glue-point="10" draw:end-shape="id7" draw:end-glue-point="8" svg:d="m33950 14500c5534 0 8300-933 8300-2800" svg:viewBox="0 0 8301 2801">
          <text:p/>
        </draw:connector>
        <draw:connector draw:style-name="gr3" draw:text-style-name="P1" draw:layer="layout" draw:type="line" svg:x1="32.7cm" svg:y1="3.75cm" svg:x2="32.75cm" svg:y2="5.25cm" draw:start-shape="id11" draw:start-glue-point="8" draw:end-shape="id14" draw:end-glue-point="4" svg:d="m32700 3750 50 1500" svg:viewBox="0 0 51 1501">
          <text:p/>
        </draw:connector>
        <draw:custom-shape draw:style-name="gr12" draw:text-style-name="P1" draw:layer="layout" svg:width="4.55cm" svg:height="15.5cm" svg:x="30.401cm" svg:y="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2.501cm" svg:height="2.5cm" svg:x="11.078cm" svg:y="9.8cm">
          <text:p text:style-name="P1"><text:span text:style-name="T1">R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2.501cm" svg:height="2.5cm" svg:x="14.577cm" svg:y="9.8cm">
          <text:p text:style-name="P1"><text:span text:style-name="T1">Client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.501cm" svg:height="2.5cm" svg:x="14.577cm" svg:y="13.75cm">
          <text:p text:style-name="P1"><text:span text:style-name="T1">Client</text:span></text:p>
          <text:p text:style-name="P1"><text:span text:style-name="T1">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9" draw:id="id19" draw:layer="layout" svg:width="2.501cm" svg:height="2.5cm" svg:x="20.528cm" svg:y="9.8cm">
          <text:p text:style-name="P1"><text:span text:style-name="T1">Server</text:span></text:p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7" draw:id="id17" draw:layer="layout" svg:width="2.501cm" svg:height="2.5cm" svg:x="20.528cm" svg:y="13.75cm">
          <text:p text:style-name="P1"><text:span text:style-name="T1">Server</text:span></text:p>
          <text:p text:style-name="P1"><text:span text:style-name="T1">inp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078cm" svg:y1="15cm" svg:x2="20.528cm" svg:y2="15cm" draw:start-shape="id16" draw:start-glue-point="10" draw:end-shape="id17" draw:end-glue-point="6" svg:d="m17078 15000h3450" svg:viewBox="0 0 3451 1">
          <text:p/>
        </draw:connector>
        <draw:connector draw:style-name="gr3" draw:text-style-name="P1" draw:layer="layout" draw:type="line" svg:x1="15.828cm" svg:y1="13.75cm" svg:x2="15.828cm" svg:y2="12.3cm" draw:start-shape="id16" draw:start-glue-point="4" draw:end-shape="id18" draw:end-glue-point="8" svg:d="m15828 13750v-1450" svg:viewBox="0 0 1 1451">
          <text:p/>
        </draw:connector>
        <draw:connector draw:style-name="gr5" draw:text-style-name="P1" draw:layer="layout" draw:type="line" svg:x1="20.528cm" svg:y1="11.05cm" svg:x2="17.078cm" svg:y2="11.05cm" draw:start-shape="id19" draw:start-glue-point="6" draw:end-shape="id18" draw:end-glue-point="10" svg:d="m20528 11050h-3450" svg:viewBox="0 0 3451 1">
          <text:p/>
        </draw:connector>
        <draw:connector draw:style-name="gr3" draw:text-style-name="P1" draw:layer="layout" draw:type="line" svg:x1="14.577cm" svg:y1="11.05cm" svg:x2="13.579cm" svg:y2="11.05cm" draw:start-shape="id18" draw:start-glue-point="6" draw:end-shape="id20" draw:end-glue-point="10" svg:d="m14577 11050h-998" svg:viewBox="0 0 999 1">
          <text:p/>
        </draw:connector>
        <draw:connector draw:style-name="gr3" draw:text-style-name="P1" draw:layer="layout" draw:type="line" svg:x1="11.078cm" svg:y1="11.05cm" svg:x2="7.578cm" svg:y2="11.05cm" draw:start-shape="id20" draw:start-glue-point="6" draw:end-shape="id21" draw:end-glue-point="10" svg:d="m11078 11050h-3500" svg:viewBox="0 0 3501 1">
          <text:p/>
        </draw:connector>
        <draw:connector draw:style-name="gr5" draw:text-style-name="P1" draw:layer="layout" draw:type="line" svg:x1="21.779cm" svg:y1="13.75cm" svg:x2="21.779cm" svg:y2="12.3cm" draw:start-shape="id17" draw:start-glue-point="4" draw:end-shape="id19" draw:end-glue-point="8" svg:d="m21779 13750v-1450" svg:viewBox="0 0 1 1451">
          <text:p/>
        </draw:connector>
        <draw:frame draw:style-name="gr14" draw:text-style-name="P4" xml:id="id22" draw:id="id22" draw:layer="layout" svg:width="2.397cm" svg:height="1.673cm" svg:x="24.781cm" svg:y="11.55cm">
          <draw:text-box>
            <text:p><text:span text:style-name="T1">Other clients</text:span></text:p>
          </draw:text-box>
        </draw:frame>
        <draw:connector draw:style-name="gr5" draw:text-style-name="P1" draw:layer="layout" draw:type="curve" svg:x1="25.979cm" svg:y1="13.223cm" svg:x2="23.029cm" svg:y2="15cm" draw:start-shape="id22" draw:start-glue-point="2" draw:end-shape="id17" draw:end-glue-point="10" svg:d="m25979 13223c0 1185-983 1777-2950 1777" svg:viewBox="0 0 2951 1778">
          <text:p/>
        </draw:connector>
        <draw:connector draw:style-name="gr5" draw:text-style-name="P1" draw:layer="layout" draw:type="curve" svg:x1="23.029cm" svg:y1="11.05cm" svg:x2="25.979cm" svg:y2="11.55cm" draw:start-shape="id19" draw:start-glue-point="10" draw:end-shape="id22" draw:end-glue-point="0" svg:d="m23029 11050c1967 0 2950 166 2950 500" svg:viewBox="0 0 2951 501">
          <text:p/>
        </draw:connector>
        <draw:custom-shape draw:style-name="gr2" draw:text-style-name="P2" xml:id="id23" draw:id="id23" draw:layer="layout" svg:width="2.501cm" svg:height="2.5cm" svg:x="5.027cm" svg:y="13.75cm">
          <text:p text:style-name="P1"><text:span text:style-name="T1">Input</text:span></text:p>
          <text:p text:style-name="P1"><text:span text:style-name="T1">devi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2.5cm" svg:height="2.5cm" svg:x="5.078cm" svg:y="9.8cm">
          <text:p text:style-name="P1"><text:span text:style-name="T1">AV</text:span></text:p>
          <text:p text:style-name="P1"><text:span text:style-name="T1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528cm" svg:y1="15cm" svg:x2="14.577cm" svg:y2="15cm" draw:start-shape="id23" draw:start-glue-point="10" draw:end-shape="id16" draw:end-glue-point="6" svg:d="m7528 15000h7049" svg:viewBox="0 0 7050 1">
          <text:p/>
        </draw:connector>
        <draw:frame draw:style-name="gr15" draw:text-style-name="P2" xml:id="id24" draw:id="id24" draw:layer="layout" svg:width="2.551cm" svg:height="1.675cm" svg:x="0.227cm" svg:y="12.3cm">
          <draw:text-box>
            <text:p text:style-name="P1"><text:span text:style-name="T1">Human</text:span></text:p>
            <text:p text:style-name="P1"><text:span text:style-name="T1">player</text:span></text:p>
          </draw:text-box>
        </draw:frame>
        <draw:connector draw:style-name="gr5" draw:text-style-name="P1" draw:layer="layout" draw:type="curve" svg:x1="5.078cm" svg:y1="11.05cm" svg:x2="1.502cm" svg:y2="12.3cm" draw:start-shape="id21" draw:start-glue-point="6" draw:end-shape="id24" draw:end-glue-point="0" svg:d="m5078 11050c-2384 0-3576 416-3576 1250" svg:viewBox="0 0 3577 1251">
          <text:p/>
        </draw:connector>
        <draw:connector draw:style-name="gr5" draw:text-style-name="P1" draw:layer="layout" draw:type="curve" svg:x1="1.502cm" svg:y1="13.975cm" svg:x2="5.027cm" svg:y2="15cm" draw:start-shape="id24" draw:start-glue-point="2" draw:end-shape="id23" draw:end-glue-point="6" svg:d="m1502 13975c0 684 1175 1025 3525 1025" svg:viewBox="0 0 3526 1026">
          <text:p/>
        </draw:connector>
        <draw:custom-shape draw:style-name="gr6" draw:text-style-name="P1" draw:layer="layout" svg:width="14.078cm" svg:height="7.45cm" svg:x="3.95cm" svg:y="9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55cm" svg:height="7.45cm" svg:x="19.528cm" svg:y="9.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g>
          <draw:custom-shape draw:style-name="gr1" draw:text-style-name="P2" xml:id="id27" draw:id="id27" draw:layer="layout" svg:width="2.5cm" svg:height="2.5cm" svg:x="13.952cm" svg:y="4.5cm">
            <text:p text:style-name="P1"><text:span text:style-name="T1">Ren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6" draw:id="id26" draw:layer="layout" svg:width="2.501cm" svg:height="2.5cm" svg:x="17.45cm" svg:y="4.5cm">
            <text:p text:style-name="P1"><text:span text:style-name="T1">Client</text:span></text:p>
            <text:p text:style-name="P1"><text:span text:style-name="T1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5" draw:id="id25" draw:layer="layout" svg:width="2.501cm" svg:height="2.5cm" svg:x="17.45cm" svg:y="8.45cm">
            <text:p text:style-name="P1"><text:span text:style-name="T1">Client</text:span></text:p>
            <text:p text:style-name="P1"><text:span text:style-name="T1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line" svg:x1="18.701cm" svg:y1="8.45cm" svg:x2="18.701cm" svg:y2="7cm" draw:start-shape="id25" draw:start-glue-point="4" draw:end-shape="id26" draw:end-glue-point="8" svg:d="m18701 8450v-1450" svg:viewBox="0 0 1 1451">
            <text:p/>
          </draw:connector>
          <draw:connector draw:style-name="gr3" draw:text-style-name="P1" draw:layer="layout" draw:type="line" svg:x1="17.45cm" svg:y1="5.75cm" svg:x2="16.452cm" svg:y2="5.75cm" draw:start-shape="id26" draw:start-glue-point="6" draw:end-shape="id27" draw:end-glue-point="10" svg:d="m17450 5750h-998" svg:viewBox="0 0 999 1">
            <text:p/>
          </draw:connector>
          <draw:connector draw:style-name="gr3" draw:text-style-name="P1" draw:layer="layout" draw:type="line" svg:x1="13.952cm" svg:y1="5.75cm" svg:x2="11.451cm" svg:y2="5.75cm" draw:start-shape="id27" draw:start-glue-point="6" draw:end-shape="id28" draw:end-glue-point="10" svg:d="m13952 5750h-2501" svg:viewBox="0 0 2502 1">
            <text:p/>
          </draw:connector>
          <draw:custom-shape draw:style-name="gr1" draw:text-style-name="P2" xml:id="id29" draw:id="id29" draw:layer="layout" svg:width="2.5cm" svg:height="2.5cm" svg:x="8.901cm" svg:y="8.45cm">
            <text:p text:style-name="P1"><text:span text:style-name="T1">Input</text:span></text:p>
            <text:p text:style-name="P1"><text:span text:style-name="T1">devi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8" draw:id="id28" draw:layer="layout" svg:width="2.501cm" svg:height="2.5cm" svg:x="8.95cm" svg:y="4.5cm">
            <text:p text:style-name="P1"><text:span text:style-name="T1">AV</text:span></text:p>
            <text:p text:style-name="P1"><text:span text:style-name="T1">out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line" svg:x1="11.401cm" svg:y1="9.7cm" svg:x2="17.45cm" svg:y2="9.7cm" draw:start-shape="id29" draw:start-glue-point="10" draw:end-shape="id25" draw:end-glue-point="6" svg:d="m11401 9700h6049" svg:viewBox="0 0 6050 1">
            <text:p/>
          </draw:connector>
          <draw:frame draw:style-name="gr16" draw:text-style-name="P2" xml:id="id30" draw:id="id30" draw:layer="layout" svg:width="3.778cm" svg:height="1.675cm" svg:x="4.1cm" svg:y="7cm">
            <draw:text-box>
              <text:p text:style-name="P1"><text:span text:style-name="T1">Human</text:span></text:p>
              <text:p text:style-name="P1"><text:span text:style-name="T1">player</text:span></text:p>
            </draw:text-box>
          </draw:frame>
          <draw:connector draw:style-name="gr5" draw:text-style-name="P1" draw:layer="layout" draw:type="curve" svg:x1="8.95cm" svg:y1="5.75cm" svg:x2="5.989cm" svg:y2="7cm" draw:start-shape="id28" draw:start-glue-point="6" draw:end-shape="id30" draw:end-glue-point="0" svg:d="m8950 5750c-1974 0-2961 416-2961 1250" svg:viewBox="0 0 2962 1251">
            <text:p/>
          </draw:connector>
          <draw:connector draw:style-name="gr5" draw:text-style-name="P1" draw:layer="layout" draw:type="curve" svg:x1="5.989cm" svg:y1="8.675cm" svg:x2="8.901cm" svg:y2="9.7cm" draw:start-shape="id30" draw:start-glue-point="2" draw:end-shape="id29" draw:end-glue-point="6" svg:d="m5989 8675c0 684 970 1025 2912 1025" svg:viewBox="0 0 2913 1026">
            <text:p/>
          </draw:connector>
          <draw:custom-shape draw:style-name="gr6" draw:text-style-name="P1" draw:layer="layout" svg:width="13.05cm" svg:height="15.5cm" svg:x="7.851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Standard">
        <draw:g>
          <draw:custom-shape draw:style-name="gr1" draw:text-style-name="P2" xml:id="id33" draw:id="id33" draw:layer="layout" svg:width="2.5cm" svg:height="2.5cm" svg:x="13.952cm" svg:y="4.5cm">
            <text:p text:style-name="P1"><text:span text:style-name="T1">Ren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xml:id="id34" draw:id="id34" draw:layer="layout" svg:width="2.501cm" svg:height="2.5cm" svg:x="13.951cm" svg:y="0.5cm">
            <text:p text:style-name="P1"><text:span text:style-name="T2">En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35" draw:id="id35" draw:layer="layout" svg:width="2.5cm" svg:height="2.5cm" svg:x="8.901cm" svg:y="0.5cm">
            <text:p text:style-name="P1"><text:span text:style-name="T1">De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2" draw:id="id32" draw:layer="layout" svg:width="2.501cm" svg:height="2.5cm" svg:x="17.45cm" svg:y="4.5cm">
            <text:p text:style-name="P1"><text:span text:style-name="T1">Client</text:span></text:p>
            <text:p text:style-name="P1"><text:span text:style-name="T1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1" draw:id="id31" draw:layer="layout" svg:width="2.501cm" svg:height="2.5cm" svg:x="17.45cm" svg:y="8.45cm">
            <text:p text:style-name="P1"><text:span text:style-name="T1">Client</text:span></text:p>
            <text:p text:style-name="P1"><text:span text:style-name="T1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xml:id="id37" draw:id="id37" draw:layer="layout" svg:width="2.501cm" svg:height="2.5cm" svg:x="8.9cm" svg:y="12.5cm">
            <text:p text:style-name="P1"><text:span text:style-name="T1">Local</text:span></text:p>
            <text:p text:style-name="P1"><text:span text:style-name="T1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line" svg:x1="18.701cm" svg:y1="8.45cm" svg:x2="18.701cm" svg:y2="7cm" draw:start-shape="id31" draw:start-glue-point="4" draw:end-shape="id32" draw:end-glue-point="8" svg:d="m18701 8450v-1450" svg:viewBox="0 0 1 1451">
            <text:p/>
          </draw:connector>
          <draw:connector draw:style-name="gr3" draw:text-style-name="P1" draw:layer="layout" draw:type="line" svg:x1="17.45cm" svg:y1="5.75cm" svg:x2="16.452cm" svg:y2="5.75cm" draw:start-shape="id32" draw:start-glue-point="6" draw:end-shape="id33" draw:end-glue-point="10" svg:d="m17450 5750h-998" svg:viewBox="0 0 999 1">
            <text:p/>
          </draw:connector>
          <draw:connector draw:style-name="gr3" draw:text-style-name="P1" draw:layer="layout" draw:type="line" svg:x1="15.202cm" svg:y1="4.5cm" svg:x2="15.202cm" svg:y2="3cm" draw:start-shape="id33" draw:start-glue-point="4" draw:end-shape="id34" draw:end-glue-point="8" svg:d="m15202 4500v-1500" svg:viewBox="0 0 1 1501">
            <text:p/>
          </draw:connector>
          <draw:connector draw:style-name="gr3" draw:text-style-name="P1" draw:layer="layout" draw:type="line" svg:x1="13.951cm" svg:y1="1.75cm" svg:x2="11.401cm" svg:y2="1.75cm" draw:start-shape="id34" draw:start-glue-point="6" draw:end-shape="id35" draw:end-glue-point="10" svg:d="m13951 1750h-2550" svg:viewBox="0 0 2551 1">
            <text:p/>
          </draw:connector>
          <draw:custom-shape draw:style-name="gr1" draw:text-style-name="P2" xml:id="id36" draw:id="id36" draw:layer="layout" svg:width="2.5cm" svg:height="2.5cm" svg:x="8.901cm" svg:y="8.45cm">
            <text:p text:style-name="P1"><text:span text:style-name="T1">Input</text:span></text:p>
            <text:p text:style-name="P1"><text:span text:style-name="T1">devi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8" draw:id="id38" draw:layer="layout" svg:width="2.501cm" svg:height="2.5cm" svg:x="8.95cm" svg:y="4.5cm">
            <text:p text:style-name="P1"><text:span text:style-name="T1">AV</text:span></text:p>
            <text:p text:style-name="P1"><text:span text:style-name="T1">out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line" svg:x1="10.151cm" svg:y1="10.95cm" svg:x2="10.151cm" svg:y2="12.5cm" draw:start-shape="id36" draw:start-glue-point="8" draw:end-shape="id37" draw:end-glue-point="4" svg:d="m10151 10950v1550" svg:viewBox="0 0 1 1551">
            <text:p/>
          </draw:connector>
          <draw:frame draw:style-name="gr16" draw:text-style-name="P2" xml:id="id39" draw:id="id39" draw:layer="layout" svg:width="3.778cm" svg:height="1.675cm" svg:x="4.1cm" svg:y="7cm">
            <draw:text-box>
              <text:p text:style-name="P1"><text:span text:style-name="T1">Human</text:span></text:p>
              <text:p text:style-name="P1"><text:span text:style-name="T1">player</text:span></text:p>
            </draw:text-box>
          </draw:frame>
          <draw:connector draw:style-name="gr5" draw:text-style-name="P1" draw:layer="layout" draw:type="curve" svg:x1="8.95cm" svg:y1="5.75cm" svg:x2="5.989cm" svg:y2="7cm" draw:start-shape="id38" draw:start-glue-point="6" draw:end-shape="id39" draw:end-glue-point="0" svg:d="m8950 5750c-1974 0-2961 416-2961 1250" svg:viewBox="0 0 2962 1251">
            <text:p/>
          </draw:connector>
          <draw:connector draw:style-name="gr5" draw:text-style-name="P1" draw:layer="layout" draw:type="curve" svg:x1="5.989cm" svg:y1="8.675cm" svg:x2="8.901cm" svg:y2="9.7cm" draw:start-shape="id39" draw:start-glue-point="2" draw:end-shape="id36" draw:end-glue-point="6" svg:d="m5989 8675c0 684 970 1025 2912 1025" svg:viewBox="0 0 2913 1026">
            <text:p/>
          </draw:connector>
          <draw:custom-shape draw:style-name="gr11" draw:text-style-name="P1" draw:layer="layout" svg:width="8cm" svg:height="15.5cm" svg:x="12.901cm" svg:y="0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1" draw:layer="measurelines" draw:type="curve" svg:x1="11.401cm" svg:y1="13.75cm" svg:x2="18.701cm" svg:y2="10.95cm" draw:start-shape="id37" draw:start-glue-point="10" draw:end-shape="id31" draw:end-glue-point="8" svg:d="m11401 13750c4867 0 7300-933 7300-2800" svg:viewBox="0 0 7301 2801">
            <text:p/>
          </draw:connector>
          <draw:connector draw:style-name="gr3" draw:text-style-name="P1" draw:layer="measurelines" draw:type="line" svg:x1="10.151cm" svg:y1="3cm" svg:x2="10.201cm" svg:y2="4.5cm" draw:start-shape="id35" draw:start-glue-point="8" draw:end-shape="id38" draw:end-glue-point="4" svg:d="m10151 3000 50 1500" svg:viewBox="0 0 51 1501">
            <text:p/>
          </draw:connector>
          <draw:custom-shape draw:style-name="gr12" draw:text-style-name="P1" draw:layer="layout" svg:width="4.55cm" svg:height="15.5cm" svg:x="7.852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Standard">
        <draw:g>
          <draw:custom-shape draw:style-name="gr2" draw:text-style-name="P2" xml:id="id44" draw:id="id44" draw:layer="layout" svg:width="2.501cm" svg:height="2.5cm" svg:x="9.876cm" svg:y="4.5cm">
            <text:p text:style-name="P1"><text:span text:style-name="T1">Ren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2" draw:id="id42" draw:layer="layout" svg:width="2.501cm" svg:height="2.5cm" svg:x="13.375cm" svg:y="4.5cm">
            <text:p text:style-name="P1"><text:span text:style-name="T1">Client</text:span></text:p>
            <text:p text:style-name="P1"><text:span text:style-name="T1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0" draw:id="id40" draw:layer="layout" svg:width="2.501cm" svg:height="2.5cm" svg:x="13.375cm" svg:y="8.45cm">
            <text:p text:style-name="P1"><text:span text:style-name="T1">Client</text:span></text:p>
            <text:p text:style-name="P1"><text:span text:style-name="T1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xml:id="id43" draw:id="id43" draw:layer="layout" svg:width="2.501cm" svg:height="2.5cm" svg:x="18.326cm" svg:y="4.5cm">
            <text:p text:style-name="P1"><text:span text:style-name="T1">Server</text:span></text:p>
            <text:p text:style-name="P1"><text:span text:style-name="T1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xml:id="id41" draw:id="id41" draw:layer="layout" svg:width="2.501cm" svg:height="2.5cm" svg:x="18.326cm" svg:y="8.45cm">
            <text:p text:style-name="P1"><text:span text:style-name="T1">Server</text:span></text:p>
            <text:p text:style-name="P1"><text:span text:style-name="T1">inpu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5.876cm" svg:y1="9.7cm" svg:x2="18.326cm" svg:y2="9.7cm" draw:start-shape="id40" draw:start-glue-point="10" draw:end-shape="id41" draw:end-glue-point="6" svg:d="m15876 9700h2450" svg:viewBox="0 0 2451 1">
            <text:p/>
          </draw:connector>
          <draw:connector draw:style-name="gr3" draw:text-style-name="P1" draw:layer="layout" draw:type="line" svg:x1="14.626cm" svg:y1="8.45cm" svg:x2="14.626cm" svg:y2="7cm" draw:start-shape="id40" draw:start-glue-point="4" draw:end-shape="id42" draw:end-glue-point="8" svg:d="m14626 8450v-1450" svg:viewBox="0 0 1 1451">
            <text:p/>
          </draw:connector>
          <draw:connector draw:style-name="gr5" draw:text-style-name="P1" draw:layer="layout" draw:type="line" svg:x1="18.326cm" svg:y1="5.75cm" svg:x2="15.876cm" svg:y2="5.75cm" draw:start-shape="id43" draw:start-glue-point="6" draw:end-shape="id42" draw:end-glue-point="10" svg:d="m18326 5750h-2450" svg:viewBox="0 0 2451 1">
            <text:p/>
          </draw:connector>
          <draw:connector draw:style-name="gr3" draw:text-style-name="P1" draw:layer="layout" draw:type="line" svg:x1="13.375cm" svg:y1="5.75cm" svg:x2="12.377cm" svg:y2="5.75cm" draw:start-shape="id42" draw:start-glue-point="6" draw:end-shape="id44" draw:end-glue-point="10" svg:d="m13375 5750h-998" svg:viewBox="0 0 999 1">
            <text:p/>
          </draw:connector>
          <draw:connector draw:style-name="gr3" draw:text-style-name="P1" draw:layer="layout" draw:type="line" svg:x1="9.876cm" svg:y1="5.75cm" svg:x2="7.376cm" svg:y2="5.75cm" draw:start-shape="id44" draw:start-glue-point="6" draw:end-shape="id45" draw:end-glue-point="10" svg:d="m9876 5750h-2500" svg:viewBox="0 0 2501 1">
            <text:p/>
          </draw:connector>
          <draw:connector draw:style-name="gr5" draw:text-style-name="P1" draw:layer="layout" draw:type="line" svg:x1="19.577cm" svg:y1="8.45cm" svg:x2="19.577cm" svg:y2="7cm" draw:start-shape="id41" draw:start-glue-point="4" draw:end-shape="id43" draw:end-glue-point="8" svg:d="m19577 8450v-1450" svg:viewBox="0 0 1 1451">
            <text:p/>
          </draw:connector>
          <draw:frame draw:style-name="gr18" draw:text-style-name="P4" xml:id="id46" draw:id="id46" draw:layer="layout" svg:width="2.397cm" svg:height="3.083cm" svg:x="22.579cm" svg:y="7.05cm">
            <draw:text-box>
              <text:p><text:span text:style-name="T1">Other clients</text:span></text:p>
            </draw:text-box>
          </draw:frame>
          <draw:connector draw:style-name="gr5" draw:text-style-name="P1" draw:layer="layout" draw:type="curve" svg:x1="23.777cm" svg:y1="10.133cm" svg:x2="20.827cm" svg:y2="9.7cm" draw:start-shape="id46" draw:start-glue-point="2" draw:end-shape="id41" draw:end-glue-point="10" svg:d="m23777 10133c0 750-1031 626-1435 330s-182-763-1515-763" svg:viewBox="0 0 2951 995">
            <text:p/>
          </draw:connector>
          <draw:connector draw:style-name="gr5" draw:text-style-name="P1" draw:layer="layout" draw:type="curve" svg:x1="20.827cm" svg:y1="5.75cm" svg:x2="23.777cm" svg:y2="7.05cm" draw:start-shape="id43" draw:start-glue-point="10" draw:end-shape="id46" draw:end-glue-point="0" svg:d="m20827 5750c1967 0 2950 433 2950 1300" svg:viewBox="0 0 2951 1301">
            <text:p/>
          </draw:connector>
          <draw:custom-shape draw:style-name="gr2" draw:text-style-name="P2" xml:id="id47" draw:id="id47" draw:layer="layout" svg:width="2.501cm" svg:height="2.5cm" svg:x="4.825cm" svg:y="8.45cm">
            <text:p text:style-name="P1"><text:span text:style-name="T1">Input</text:span></text:p>
            <text:p text:style-name="P1"><text:span text:style-name="T1">devi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5" draw:id="id45" draw:layer="layout" svg:width="2.5cm" svg:height="2.5cm" svg:x="4.876cm" svg:y="4.5cm">
            <text:p text:style-name="P1"><text:span text:style-name="T1">AV</text:span></text:p>
            <text:p text:style-name="P1"><text:span text:style-name="T1">out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line" svg:x1="7.326cm" svg:y1="9.7cm" svg:x2="13.375cm" svg:y2="9.7cm" draw:start-shape="id47" draw:start-glue-point="10" draw:end-shape="id40" draw:end-glue-point="6" svg:d="m7326 9700h6049" svg:viewBox="0 0 6050 1">
            <text:p/>
          </draw:connector>
          <draw:frame draw:style-name="gr19" draw:text-style-name="P2" xml:id="id48" draw:id="id48" draw:layer="layout" svg:width="3.745cm" svg:height="1.675cm" svg:x="0.025cm" svg:y="7cm">
            <draw:text-box>
              <text:p text:style-name="P1"><text:span text:style-name="T1">Human</text:span></text:p>
              <text:p text:style-name="P1"><text:span text:style-name="T1">player</text:span></text:p>
            </draw:text-box>
          </draw:frame>
          <draw:connector draw:style-name="gr5" draw:text-style-name="P1" draw:layer="layout" draw:type="curve" svg:x1="4.876cm" svg:y1="5.75cm" svg:x2="1.897cm" svg:y2="7cm" draw:start-shape="id45" draw:start-glue-point="6" draw:end-shape="id48" draw:end-glue-point="0" svg:d="m4876 5750c-1986 0-2979 416-2979 1250" svg:viewBox="0 0 2980 1251">
            <text:p/>
          </draw:connector>
          <draw:connector draw:style-name="gr5" draw:text-style-name="P1" draw:layer="layout" draw:type="curve" svg:x1="1.897cm" svg:y1="8.675cm" svg:x2="4.825cm" svg:y2="9.7cm" draw:start-shape="id48" draw:start-glue-point="2" draw:end-shape="id47" draw:end-glue-point="6" svg:d="m1897 8675c0 684 976 1025 2928 1025" svg:viewBox="0 0 2929 1026">
            <text:p/>
          </draw:connector>
          <draw:custom-shape draw:style-name="gr6" draw:text-style-name="P1" draw:layer="layout" svg:width="13.05cm" svg:height="15.5cm" svg:x="3.776cm" svg:y="0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4.55cm" svg:height="15.5cm" svg:x="17.326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Standard">
        <draw:g>
          <draw:custom-shape draw:style-name="gr2" draw:text-style-name="P2" xml:id="id53" draw:id="id53" draw:layer="layout" svg:width="2.501cm" svg:height="2.5cm" svg:x="9.876cm" svg:y="4.5cm">
            <text:p text:style-name="P1"><text:span text:style-name="T1">Ren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xml:id="id54" draw:id="id54" draw:layer="layout" svg:width="2.501cm" svg:height="2.5cm" svg:x="9.876cm" svg:y="0.5cm">
            <text:p text:style-name="P1"><text:span text:style-name="T2">En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55" draw:id="id55" draw:layer="layout" svg:width="2.5cm" svg:height="2.5cm" svg:x="4.826cm" svg:y="0.5cm">
            <text:p text:style-name="P1"><text:span text:style-name="T1">De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1" draw:id="id51" draw:layer="layout" svg:width="2.501cm" svg:height="2.5cm" svg:x="13.375cm" svg:y="4.5cm">
            <text:p text:style-name="P1"><text:span text:style-name="T1">Client</text:span></text:p>
            <text:p text:style-name="P1"><text:span text:style-name="T1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9" draw:id="id49" draw:layer="layout" svg:width="2.501cm" svg:height="2.5cm" svg:x="13.375cm" svg:y="8.45cm">
            <text:p text:style-name="P1"><text:span text:style-name="T1">Client</text:span></text:p>
            <text:p text:style-name="P1"><text:span text:style-name="T1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xml:id="id58" draw:id="id58" draw:layer="layout" svg:width="2.501cm" svg:height="2.5cm" svg:x="4.825cm" svg:y="12.5cm">
            <text:p text:style-name="P1"><text:span text:style-name="T1">Local</text:span></text:p>
            <text:p text:style-name="P1"><text:span text:style-name="T1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xml:id="id52" draw:id="id52" draw:layer="layout" svg:width="2.501cm" svg:height="2.5cm" svg:x="18.326cm" svg:y="4.5cm">
            <text:p text:style-name="P1"><text:span text:style-name="T1">Server</text:span></text:p>
            <text:p text:style-name="P1"><text:span text:style-name="T1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xml:id="id50" draw:id="id50" draw:layer="layout" svg:width="2.501cm" svg:height="2.5cm" svg:x="18.326cm" svg:y="8.45cm">
            <text:p text:style-name="P1"><text:span text:style-name="T1">Server</text:span></text:p>
            <text:p text:style-name="P1"><text:span text:style-name="T1">inpu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line" svg:x1="15.876cm" svg:y1="9.7cm" svg:x2="18.326cm" svg:y2="9.7cm" draw:start-shape="id49" draw:start-glue-point="10" draw:end-shape="id50" draw:end-glue-point="6" svg:d="m15876 9700h2450" svg:viewBox="0 0 2451 1">
            <text:p/>
          </draw:connector>
          <draw:connector draw:style-name="gr3" draw:text-style-name="P1" draw:layer="layout" draw:type="line" svg:x1="14.626cm" svg:y1="8.45cm" svg:x2="14.626cm" svg:y2="7cm" draw:start-shape="id49" draw:start-glue-point="4" draw:end-shape="id51" draw:end-glue-point="8" svg:d="m14626 8450v-1450" svg:viewBox="0 0 1 1451">
            <text:p/>
          </draw:connector>
          <draw:connector draw:style-name="gr5" draw:text-style-name="P1" draw:layer="layout" draw:type="line" svg:x1="18.326cm" svg:y1="5.75cm" svg:x2="15.876cm" svg:y2="5.75cm" draw:start-shape="id52" draw:start-glue-point="6" draw:end-shape="id51" draw:end-glue-point="10" svg:d="m18326 5750h-2450" svg:viewBox="0 0 2451 1">
            <text:p/>
          </draw:connector>
          <draw:connector draw:style-name="gr3" draw:text-style-name="P1" draw:layer="layout" draw:type="line" svg:x1="13.375cm" svg:y1="5.75cm" svg:x2="12.377cm" svg:y2="5.75cm" draw:start-shape="id51" draw:start-glue-point="6" draw:end-shape="id53" draw:end-glue-point="10" svg:d="m13375 5750h-998" svg:viewBox="0 0 999 1">
            <text:p/>
          </draw:connector>
          <draw:connector draw:style-name="gr3" draw:text-style-name="P1" draw:layer="layout" draw:type="line" svg:x1="11.127cm" svg:y1="4.5cm" svg:x2="11.127cm" svg:y2="3cm" draw:start-shape="id53" draw:start-glue-point="4" draw:end-shape="id54" draw:end-glue-point="8" svg:d="m11127 4500v-1500" svg:viewBox="0 0 1 1501">
            <text:p/>
          </draw:connector>
          <draw:connector draw:style-name="gr3" draw:text-style-name="P1" draw:layer="layout" draw:type="line" svg:x1="9.876cm" svg:y1="1.75cm" svg:x2="7.326cm" svg:y2="1.75cm" draw:start-shape="id54" draw:start-glue-point="6" draw:end-shape="id55" draw:end-glue-point="10" svg:d="m9876 1750h-2550" svg:viewBox="0 0 2551 1">
            <text:p/>
          </draw:connector>
          <draw:connector draw:style-name="gr5" draw:text-style-name="P1" draw:layer="layout" draw:type="line" svg:x1="19.577cm" svg:y1="8.45cm" svg:x2="19.577cm" svg:y2="7cm" draw:start-shape="id50" draw:start-glue-point="4" draw:end-shape="id52" draw:end-glue-point="8" svg:d="m19577 8450v-1450" svg:viewBox="0 0 1 1451">
            <text:p/>
          </draw:connector>
          <draw:frame draw:style-name="gr18" draw:text-style-name="P4" xml:id="id56" draw:id="id56" draw:layer="layout" svg:width="2.397cm" svg:height="3.083cm" svg:x="22.579cm" svg:y="7.05cm">
            <draw:text-box>
              <text:p><text:span text:style-name="T1">Other clients</text:span></text:p>
            </draw:text-box>
          </draw:frame>
          <draw:connector draw:style-name="gr5" draw:text-style-name="P1" draw:layer="layout" draw:type="curve" svg:x1="23.777cm" svg:y1="10.133cm" svg:x2="20.827cm" svg:y2="9.7cm" draw:start-shape="id56" draw:start-glue-point="2" draw:end-shape="id50" draw:end-glue-point="10" svg:d="m23777 10133c0 750-1031 626-1435 330s-182-763-1515-763" svg:viewBox="0 0 2951 995">
            <text:p/>
          </draw:connector>
          <draw:connector draw:style-name="gr5" draw:text-style-name="P1" draw:layer="layout" draw:type="curve" svg:x1="20.827cm" svg:y1="5.75cm" svg:x2="23.777cm" svg:y2="7.05cm" draw:start-shape="id52" draw:start-glue-point="10" draw:end-shape="id56" draw:end-glue-point="0" svg:d="m20827 5750c1967 0 2950 433 2950 1300" svg:viewBox="0 0 2951 1301">
            <text:p/>
          </draw:connector>
          <draw:custom-shape draw:style-name="gr2" draw:text-style-name="P2" xml:id="id57" draw:id="id57" draw:layer="layout" svg:width="2.501cm" svg:height="2.5cm" svg:x="4.825cm" svg:y="8.45cm">
            <text:p text:style-name="P1"><text:span text:style-name="T1">Input</text:span></text:p>
            <text:p text:style-name="P1"><text:span text:style-name="T1">devi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9" draw:id="id59" draw:layer="layout" svg:width="2.5cm" svg:height="2.5cm" svg:x="4.876cm" svg:y="4.5cm">
            <text:p text:style-name="P1"><text:span text:style-name="T1">AV</text:span></text:p>
            <text:p text:style-name="P1"><text:span text:style-name="T1">out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line" svg:x1="6.076cm" svg:y1="10.95cm" svg:x2="6.076cm" svg:y2="12.5cm" draw:start-shape="id57" draw:start-glue-point="8" draw:end-shape="id58" draw:end-glue-point="4" svg:d="m6076 10950v1550" svg:viewBox="0 0 1 1551">
            <text:p/>
          </draw:connector>
          <draw:frame draw:style-name="gr19" draw:text-style-name="P2" xml:id="id60" draw:id="id60" draw:layer="layout" svg:width="3.745cm" svg:height="1.675cm" svg:x="0.025cm" svg:y="7cm">
            <draw:text-box>
              <text:p text:style-name="P1"><text:span text:style-name="T1">Human</text:span></text:p>
              <text:p text:style-name="P1"><text:span text:style-name="T1">player</text:span></text:p>
            </draw:text-box>
          </draw:frame>
          <draw:connector draw:style-name="gr5" draw:text-style-name="P1" draw:layer="layout" draw:type="curve" svg:x1="4.876cm" svg:y1="5.75cm" svg:x2="1.897cm" svg:y2="7cm" draw:start-shape="id59" draw:start-glue-point="6" draw:end-shape="id60" draw:end-glue-point="0" svg:d="m4876 5750c-1986 0-2979 416-2979 1250" svg:viewBox="0 0 2980 1251">
            <text:p/>
          </draw:connector>
          <draw:connector draw:style-name="gr5" draw:text-style-name="P1" draw:layer="layout" draw:type="curve" svg:x1="1.897cm" svg:y1="8.675cm" svg:x2="4.825cm" svg:y2="9.7cm" draw:start-shape="id60" draw:start-glue-point="2" draw:end-shape="id57" draw:end-glue-point="6" svg:d="m1897 8675c0 684 976 1025 2928 1025" svg:viewBox="0 0 2929 1026">
            <text:p/>
          </draw:connector>
          <draw:custom-shape draw:style-name="gr11" draw:text-style-name="P1" draw:layer="layout" svg:width="8cm" svg:height="15.5cm" svg:x="8.826cm" svg:y="0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1" draw:layer="measurelines" draw:type="curve" svg:x1="7.326cm" svg:y1="13.75cm" svg:x2="14.626cm" svg:y2="10.95cm" draw:start-shape="id58" draw:start-glue-point="10" draw:end-shape="id49" draw:end-glue-point="8" svg:d="m7326 13750c4867 0 7300-933 7300-2800" svg:viewBox="0 0 7301 2801">
            <text:p/>
          </draw:connector>
          <draw:connector draw:style-name="gr3" draw:text-style-name="P1" draw:layer="measurelines" draw:type="line" svg:x1="6.076cm" svg:y1="3cm" svg:x2="6.126cm" svg:y2="4.5cm" draw:start-shape="id55" draw:start-glue-point="8" draw:end-shape="id59" draw:end-glue-point="4" svg:d="m6076 3000 50 1500" svg:viewBox="0 0 51 1501">
            <text:p/>
          </draw:connector>
          <draw:custom-shape draw:style-name="gr12" draw:text-style-name="P1" draw:layer="layout" svg:width="4.55cm" svg:height="15.5cm" svg:x="17.326cm" svg:y="0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4.55cm" svg:height="15.5cm" svg:x="3.777cm" svg:y="0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LangeStriche" draw:style="rect" draw:dots1="1" draw:dots1-length="400%" draw:dots2="1" draw:dots2-length="400%" draw:distance="4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21:52:07.598655000</meta:creation-date>
    <dc:date>2015-12-11T17:53:56.735785000</dc:date>
    <meta:editing-duration>PT1H7M55S</meta:editing-duration>
    <meta:editing-cycles>16</meta:editing-cycles>
    <meta:generator>LibreOffice/4.1.2.3$MacOSX_x86 LibreOffice_project/40b2d7fde7e8d2d7bc5a449dc65df4d08a7dd38</meta:generator>
    <meta:document-statistic meta:object-count="143"/>
  </office:meta>
</office:document-meta>
</file>